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de dépot </text:p>
      <text:p text:style-name="Standard">1)Marqueur de taille (1kb)</text:p>
      <text:list xml:id="list7465652283974168010" text:style-name="L1">
        <text:list-item>
          <text:p text:style-name="P1">Hind III</text:p>
        </text:list-item>
        <text:list-item>
          <text:p text:style-name="P1">3) NotI</text:p>
        </text:list-item>
        <text:list-item>
          <text:p text:style-name="P1">HindIII et NotI</text:p>
        </text:list-item>
        <text:list-item>
          <text:p text:style-name="P1">642 non digéré</text:p>
        </text:list-item>
        <text:list-item>
          <text:p text:style-name="P1">Marqueur de taille (1k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ge TEKINSOY</meta:initial-creator>
    <meta:creation-date>2019-07-19T17:06:20</meta:creation-date>
    <meta:document-statistic meta:table-count="0" meta:image-count="0" meta:object-count="0" meta:page-count="1" meta:paragraph-count="7" meta:word-count="26" meta:character-count="119"/>
    <dc:date>2019-07-19T17:09:25</dc:date>
    <dc:creator>Muge TEKINSOY</dc:creator>
    <meta:editing-duration>PT3M6S</meta:editing-duration>
    <meta:editing-cycles>1</meta:editing-cycles>
    <meta:generator>OpenOffice/4.1.6$Unix OpenOffice.org_project/416m1$Build-9790</meta:generator>
  </office:meta>
</office:document-meta>
</file>